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margin-left="0cm" fo:margin-right="0cm" fo:text-indent="0cm" style:auto-text-indent="false" style:writing-mode="lr-tb"/>
      <style:text-properties fo:background-color="transparent"/>
    </style:style>
    <style:style style:name="P2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3" style:family="paragraph" style:parent-style-name="Text_20_body">
      <style:paragraph-properties fo:margin-left="0cm" fo:margin-right="0cm" fo:text-indent="0cm" style:auto-text-indent="false" style:writing-mode="lr-tb"/>
      <style:text-properties fo:font-weight="bold" fo:background-color="transparent" style:font-weight-asian="bold" style:font-weight-complex="bold"/>
    </style:style>
    <style:style style:name="P4" style:family="paragraph" style:parent-style-name="Text_20_body">
      <style:paragraph-properties fo:margin-left="0cm" fo:margin-right="0cm" fo:text-indent="0cm" style:auto-text-indent="false" fo:padding="0cm" fo:border="none" style:writing-mode="lr-tb"/>
      <style:text-properties fo:font-weight="bold" officeooo:rsid="0018d2d9" officeooo:paragraph-rsid="0018d2d9" fo:background-color="transparent" style:font-weight-asian="bold" style:font-weight-complex="bold"/>
    </style:style>
    <style:style style:name="P5" style:family="paragraph" style:parent-style-name="Text_20_body" style:list-style-name="L1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6" style:family="paragraph" style:parent-style-name="Text_20_body" style:list-style-name="L2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7" style:family="paragraph" style:parent-style-name="Text_20_body" style:list-style-name="L3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8" style:family="paragraph" style:parent-style-name="Text_20_body" style:list-style-name="L4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9" style:family="paragraph" style:parent-style-name="Text_20_body" style:list-style-name="L5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0" style:family="paragraph" style:parent-style-name="Text_20_body" style:list-style-name="L6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1" style:family="paragraph" style:parent-style-name="Text_20_body" style:list-style-name="L7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2" style:family="paragraph" style:parent-style-name="Text_20_body" style:list-style-name="L8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3" style:family="paragraph" style:parent-style-name="Text_20_body" style:list-style-name="L9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4" style:family="paragraph" style:parent-style-name="Text_20_body" style:list-style-name="L10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5" style:family="paragraph" style:parent-style-name="Text_20_body" style:list-style-name="L11"/>
    <style:style style:name="P16" style:family="paragraph" style:parent-style-name="Text_20_body" style:list-style-name="L11">
      <style:paragraph-properties fo:margin-top="0cm" fo:margin-bottom="0cm" style:contextual-spacing="false"/>
    </style:style>
    <style:style style:name="P17" style:family="paragraph" style:parent-style-name="Text_20_body" style:list-style-name="L12"/>
    <style:style style:name="P18" style:family="paragraph" style:parent-style-name="Text_20_body" style:list-style-name="L12">
      <style:paragraph-properties fo:margin-top="0cm" fo:margin-bottom="0cm" style:contextual-spacing="false"/>
    </style:style>
    <style:style style:name="P19" style:family="paragraph" style:parent-style-name="Text_20_body" style:list-style-name="L13"/>
    <style:style style:name="P20" style:family="paragraph" style:parent-style-name="Text_20_body" style:list-style-name="L13">
      <style:paragraph-properties fo:margin-top="0cm" fo:margin-bottom="0cm" style:contextual-spacing="false"/>
    </style:style>
    <style:style style:name="T1" style:family="text">
      <style:text-properties officeooo:rsid="001c4a4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Документация Разработчика - "Error"</text:h>
      <text:h text:style-name="Heading_20_2" text:outline-level="2">Описание:</text:h>
      <text:p text:style-name="Text_20_body">"Error" - это 2D-игра, разработанная на Python с использованием библиотеки Pygame. Игрок управляет персонажем, сражаясь с боссом, избегая препятствий и атак врагов.</text:p>
      <text:h text:style-name="Heading_20_2" text:outline-level="2">Основные Особенности:</text:h>
      <text:list text:style-name="L11">
        <text:list-item>
          <text:p text:style-name="P15"><text:span text:style-name="Strong_20_Emphasis">Управление:</text:span></text:p>
          <text:list>
            <text:list-item>
              <text:p text:style-name="P16">Используйте клавиши W, A, S, D для перемещения персонажа.</text:p>
            </text:list-item>
            <text:list-item>
              <text:p text:style-name="P16">Левый клик мыши для атаки врагов.</text:p>
            </text:list-item>
          </text:list>
        </text:list-item>
        <text:list-item>
          <text:p text:style-name="P15"><text:span text:style-name="Strong_20_Emphasis">Цель игры:</text:span></text:p>
          <text:list>
            <text:list-item>
              <text:p text:style-name="P16">Снижайте здоровье босса, избегая столкновений с врагами и препятствиями.</text:p>
            </text:list-item>
            <text:list-item>
              <text:p text:style-name="P16">Игра завершается, когда здоровье игрока или босса опускается до нуля.</text:p>
            </text:list-item>
          </text:list>
        </text:list-item>
        <text:list-item>
          <text:p text:style-name="P15"><text:span text:style-name="Strong_20_Emphasis">Уровни и Препятствия:</text:span></text:p>
          <text:list>
            <text:list-item>
              <text:p text:style-name="P16">Проходите уровни с лабиринтами и препятствиями.</text:p>
            </text:list-item>
            <text:list-item>
              <text:p text:style-name="P16">Избегайте столкновений с врагами и разрушаемыми элементами.</text:p>
            </text:list-item>
          </text:list>
        </text:list-item>
        <text:list-item>
          <text:p text:style-name="P15"><text:span text:style-name="Strong_20_Emphasis">Система Здоровья:</text:span></text:p>
          <text:list>
            <text:list-item>
              <text:p text:style-name="P16">Управляйте здоровьем персонажа, стремясь минимизировать потери.</text:p>
            </text:list-item>
          </text:list>
        </text:list-item>
      </text:list>
      <text:h text:style-name="Heading_20_3" text:outline-level="3">Установка и Запуск:</text:h>
      <text:list text:style-name="L12">
        <text:list-item>
          <text:p text:style-name="P17"><text:span text:style-name="Strong_20_Emphasis">Установка зависимостей:</text:span></text:p>
          <text:list>
            <text:list-item>
              <text:p text:style-name="P18">Установите библиотеку Pygame с помощью команды: <text:span text:style-name="Source_20_Text">pip install pygame</text:span>.</text:p>
            </text:list-item>
          </text:list>
        </text:list-item>
        <text:list-item>
          <text:p text:style-name="P17"><text:span text:style-name="Strong_20_Emphasis">Запуск игры:</text:span></text:p>
          <text:list>
            <text:list-item>
              <text:p text:style-name="P17">Запустите игру командой: <text:span text:style-name="Source_20_Text">python game.py</text:span>.</text:p>
            </text:list-item>
          </text:list>
        </text:list-item>
      </text:list>
      <text:h text:style-name="Heading_20_3" text:outline-level="3">Лицензия:</text:h>
      <text:p text:style-name="Text_20_body">Проект распространяется под лицензией [Укажите вашу лицензию open source.</text:p>
      <text:h text:style-name="Heading_20_3" text:outline-level="3">Авторы:</text:h>
      <text:list text:style-name="L13">
        <text:list-item>
          <text:p text:style-name="P20">Ионов Фёдор </text:p>
        </text:list-item>
        <text:list-item>
          <text:p text:style-name="P19">Назарцев Кирилл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8:02:05.025780881</meta:creation-date>
    <dc:date>2024-01-14T18:06:51.681887099</dc:date>
    <meta:editing-duration>PT16H8M34S</meta:editing-duration>
    <meta:editing-cycles>7</meta:editing-cycles>
    <meta:generator>LibreOffice/7.6.4.1$Linux_X86_64 LibreOffice_project/60$Build-1</meta:generator>
    <meta:document-statistic meta:table-count="0" meta:image-count="0" meta:object-count="0" meta:page-count="1" meta:paragraph-count="25" meta:word-count="143" meta:character-count="988" meta:non-whitespace-character-count="886"/>
  </office:meta>
</office:document-meta>
</file>